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11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6" office:value-type="string">
            <text:p>2115304</text:p>
          </table:table-cell>
          <table:table-cell table:style-name="ce16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6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1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1">
            <text:p>1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22" table:formula="of:=[.B4]" office:value-type="float" office:value="1">
            <text:p>1</text:p>
          </table:table-cell>
          <table:table-cell table:style-name="ce140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3, C20, C47</text:p>
          </table:table-cell>
          <table:table-cell table:style-name="ce16" office:value-type="string">
            <text:p>2321209</text:p>
          </table:table-cell>
          <table:table-cell table:style-name="ce16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6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5]&lt;&gt;&quot;&quot;;&quot;&quot;;[.B5])" office:value-type="float" office:value="3">
            <text:p>3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936">
            <text:p>0,094 €</text:p>
          </table:table-cell>
          <table:table-cell table:style-name="ce122" table:formula="of:=[.B5]" office:value-type="float" office:value="3">
            <text:p>3</text:p>
          </table:table-cell>
          <table:table-cell table:style-name="ce140" table:formula="of:=[.Z5]*[.AA5]" office:value-type="float" office:value="0.2808">
            <text:p>0,2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,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4">
            <text:p>4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9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22" table:formula="of:=[.B6]" office:value-type="float" office:value="4">
            <text:p>4</text:p>
          </table:table-cell>
          <table:table-cell table:style-name="ce140" table:formula="of:=[.Z6]*[.AA6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, C46 must be 25 V or more</text:p>
          </table:table-cell>
          <table:table-cell table:style-name="ce14" office:value-type="string">
            <text:p>C22, C31, C32, C46, C54</text:p>
            <text:p/>
          </table:table-cell>
          <table:table-cell table:style-name="ce16" office:value-type="string">
            <text:p>2495193</text:p>
          </table:table-cell>
          <table:table-cell table:style-name="ce16" office:value-type="string">
            <text:p>885012207078 </text:p>
          </table:table-cell>
          <table:table-cell table:style-name="ce50" office:value-type="float" office:value="0.139">
            <text:p>0,13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1066-1-ND </text:p>
          </table:table-cell>
          <table:table-cell table:style-name="ce76" office:value-type="float" office:value="0.07">
            <text:p>0,07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TMK212B7105KG-T</text:p>
          </table:table-cell>
          <table:table-cell table:style-name="ce76" office:value-type="float" office:value="0.05">
            <text:p>0,05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378-665</text:p>
          </table:table-cell>
          <table:table-cell table:style-name="ce16" office:value-type="string">
            <text:p>08052R104K8BB</text:p>
          </table:table-cell>
          <table:table-cell table:style-name="ce76" office:value-type="float" office:value="0.038">
            <text:p>0,03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VJ0805Y105KXXTW1BC</text:p>
          </table:table-cell>
          <table:table-cell table:style-name="ce50" office:value-type="float" office:value="0.01444">
            <text:p>0,01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444">
            <text:p>0,014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722">
            <text:p>0,0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4, C35, C48</text:p>
            <text:p/>
          </table:table-cell>
          <table:table-cell table:style-name="ce45" office:value-type="string">
            <text:p>1828829</text:p>
          </table:table-cell>
          <table:table-cell table:style-name="ce48" office:value-type="string">
            <text:p>GRM21BR71C225KA12L</text:p>
          </table:table-cell>
          <table:table-cell table:style-name="ce51" office:value-type="float" office:value="0.198">
            <text:p>0,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,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93" office:value-type="string">
            <text:p>CL21B225KAFNNNF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,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">
            <text:p>3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69">
            <text:p>0,069 €</text:p>
          </table:table-cell>
          <table:table-cell table:style-name="ce122" table:formula="of:=[.B8]" office:value-type="float" office:value="3">
            <text:p>3</text:p>
          </table:table-cell>
          <table:table-cell table:style-name="ce140" table:formula="of:=[.Z8]*[.AA8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37, C45, C51</text:p>
          </table:table-cell>
          <table:table-cell table:style-name="ce16" office:value-type="string">
            <text:p>1907356</text:p>
          </table:table-cell>
          <table:table-cell table:style-name="ce16" office:value-type="string">
            <text:p>C3216X7R1E475K160AC</text:p>
          </table:table-cell>
          <table:table-cell table:style-name="ce50" office:value-type="float" office:value="0.282">
            <text:p>0,28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70-1-ND</text:p>
          </table:table-cell>
          <table:table-cell table:style-name="ce76" office:value-type="float" office:value="0.199">
            <text:p>0,19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EMK316B7475ML-T</text:p>
          </table:table-cell>
          <table:table-cell table:style-name="ce76" office:value-type="float" office:value="0.129">
            <text:p>0,12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1-1221</text:p>
          </table:table-cell>
          <table:table-cell table:style-name="ce16" office:value-type="string">
            <text:p>C1206C475K3RACTU</text:p>
          </table:table-cell>
          <table:table-cell table:style-name="ce76" office:value-type="float" office:value="0.232">
            <text:p>0,23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GCM31CR71E475KA55L</text:p>
          </table:table-cell>
          <table:table-cell table:style-name="ce50" office:value-type="float" office:value="0.381">
            <text:p>0,381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9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6">
            <text:p>36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4, C12, C14, C15, C16, C17, C18, C19, C21, C24, C25, C26, C27, C28, C29, C30, C33, C38, C39, C40, C41, C42, C43, C44, C50, C53, C56, C57, C58, C59, C60, C61, C63, C64, C65, C66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36">
            <text:p>36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>
            <text:p>0,035 €</text:p>
          </table:table-cell>
          <table:table-cell table:style-name="ce122" table:formula="of:=[.B10]" office:value-type="float" office:value="36">
            <text:p>36</text:p>
          </table:table-cell>
          <table:table-cell table:style-name="ce140" table:formula="of:=[.Z10]*[.AA10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62</text:p>
          </table:table-cell>
          <table:table-cell table:style-name="ce16" office:value-type="string">
            <text:p>1457412</text:p>
          </table:table-cell>
          <table:table-cell table:style-name="ce16" office:value-type="string">
            <text:p>T491A106K006AT</text:p>
          </table:table-cell>
          <table:table-cell table:style-name="ce50" office:value-type="float" office:value="0.259">
            <text:p>0,25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3683-1-ND</text:p>
          </table:table-cell>
          <table:table-cell table:style-name="ce76" office:value-type="float" office:value="0.238">
            <text:p>0,23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106K0067280</text:p>
          </table:table-cell>
          <table:table-cell table:style-name="ce76" office:value-type="float" office:value="0.173">
            <text:p>0,17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36-2614</text:p>
          </table:table-cell>
          <table:table-cell table:style-name="ce16" office:value-type="string">
            <text:p><text:s/>F930J106MA</text:p>
          </table:table-cell>
          <table:table-cell table:style-name="ce76" office:value-type="float" office:value="0.182">
            <text:p>0,18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<text:s/>T491A106K006AT</text:p>
          </table:table-cell>
          <table:table-cell table:style-name="ce50" office:value-type="float" office:value="0.0687">
            <text:p>0,069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1]&lt;&gt;&quot;&quot;;&quot;&quot;;[.B11])" office:value-type="float" office:value="1">
            <text:p>1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687">
            <text:p>0,069 €</text:p>
          </table:table-cell>
          <table:table-cell table:style-name="ce122" table:formula="of:=[.B11]" office:value-type="float" office:value="1">
            <text:p>1</text:p>
          </table:table-cell>
          <table:table-cell table:style-name="ce140" table:formula="of:=[.Z11]*[.AA11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7, C9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,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,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,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2]&lt;&gt;&quot;&quot;;&quot;&quot;;[.B12])" office:value-type="float" office:value="2">
            <text:p>2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1518">
            <text:p>0,015 €</text:p>
          </table:table-cell>
          <table:table-cell table:style-name="ce122" table:formula="of:=[.B12]" office:value-type="float" office:value="2">
            <text:p>2</text:p>
          </table:table-cell>
          <table:table-cell table:style-name="ce140" table:formula="of:=[.Z12]*[.AA12]" office:value-type="float" office:value="0.03036">
            <text:p>0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8, C10</text:p>
          </table:table-cell>
          <table:table-cell table:style-name="ce16" office:value-type="string">
            <text:p>2627469</text:p>
          </table:table-cell>
          <table:table-cell table:style-name="ce16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6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9" table:formula="of:=IF([.B13]&lt;&gt;&quot;&quot;;MIN([.H13];[.K13];[.N13];[.R13];[.U13]);&quot;&quot;)" office:value-type="currency" office:currency="EUR" office:value="0.024">
            <text:p>0,024 €</text:p>
          </table:table-cell>
          <table:table-cell table:style-name="ce122" table:formula="of:=[.B13]" office:value-type="float" office:value="2">
            <text:p>2</text:p>
          </table:table-cell>
          <table:table-cell table:style-name="ce140" table:formula="of:=[.Z13]*[.AA13]" office:value-type="float" office:value="0.048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,114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6" office:value-type="string">
            <text:p>1459171</text:p>
          </table:table-cell>
          <table:table-cell table:style-name="ce16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6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,036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>
            <text:p>0,01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156">
            <text:p>0,0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6" office:value-type="string">
            <text:p>1753505</text:p>
          </table:table-cell>
          <table:table-cell table:style-name="ce16" office:value-type="string">
            <text:p>CD74HC4050PW</text:p>
          </table:table-cell>
          <table:table-cell table:style-name="ce50" office:value-type="float" office:value="0.436">
            <text:p>0,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,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,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6" office:value-type="string">
            <text:p>CD74HC4050PWR</text:p>
          </table:table-cell>
          <table:table-cell table:style-name="ce76" office:value-type="float" office:value="0.309">
            <text:p>0,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9" table:formula="of:=IF([.B17]&lt;&gt;&quot;&quot;;MIN([.H17];[.K17];[.N17];[.R17];[.U17]);&quot;&quot;)" office:value-type="currency" office:currency="EUR" office:value="0.309">
            <text:p>0,309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1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>
            <text:p>1,70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3</text:p>
          </table:table-cell>
          <table:table-cell table:style-name="ce16" office:value-type="string">
            <text:p>1685784</text:p>
          </table:table-cell>
          <table:table-cell table:style-name="ce16" office:value-type="string">
            <text:p>DP83848CVV/NOPB</text:p>
          </table:table-cell>
          <table:table-cell table:style-name="ce50" office:value-type="float" office:value="4.85">
            <text:p>4,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,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6" office:value-type="string">
            <text:p>DP83848CVV/NOPB</text:p>
          </table:table-cell>
          <table:table-cell table:style-name="ce76" office:value-type="float" office:value="4.31">
            <text:p>4,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,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>
            <text:p>3,0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3">
            <text:p>3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,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,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,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,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13.01">
            <text:p>13,01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3</text:p>
          </table:table-cell>
          <table:table-cell table:style-name="ce16" office:value-type="string">
            <text:p>2849768</text:p>
          </table:table-cell>
          <table:table-cell table:style-name="ce16" office:value-type="string">
            <text:p>LD1117ADT33TR</text:p>
          </table:table-cell>
          <table:table-cell table:style-name="ce50" office:value-type="float" office:value="0.419">
            <text:p>0,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,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6" office:value-type="string">
            <text:p>LD1117ADT33TR</text:p>
          </table:table-cell>
          <table:table-cell table:style-name="ce76" office:value-type="float" office:value="0.499">
            <text:p>0,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,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9" table:formula="of:=IF([.B21]&lt;&gt;&quot;&quot;;MIN([.H21];[.K21];[.N21];[.R21];[.U21]);&quot;&quot;)" office:value-type="currency" office:currency="EUR" office:value="0.408">
            <text:p>0,408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,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,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1.41">
            <text:p>1,4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6" office:value-type="string">
            <text:p>1972001</text:p>
          </table:table-cell>
          <table:table-cell table:style-name="ce16" office:value-type="string">
            <text:p>AT24C256C-SSHL-B</text:p>
          </table:table-cell>
          <table:table-cell table:style-name="ce50" office:value-type="float" office:value="0.685">
            <text:p>0,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,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6" office:value-type="string">
            <text:p>AT24C256C-SSHL-B</text:p>
          </table:table-cell>
          <table:table-cell table:style-name="ce76" office:value-type="float" office:value="0.488">
            <text:p>0,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,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47">
            <text:p>0,47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,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,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9" table:formula="of:=IF([.B24]&lt;&gt;&quot;&quot;;MIN([.H24];[.K24];[.N24];[.R24];[.U24]);&quot;&quot;)" office:value-type="currency" office:currency="EUR" office:value="1.08">
            <text:p>1,08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8</text:p>
          </table:table-cell>
          <table:table-cell table:style-name="ce16" office:value-type="string">
            <text:p>2542731</text:p>
          </table:table-cell>
          <table:table-cell table:style-name="ce16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0.661">
            <text:p>0,661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661">
            <text:p>0,66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9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6]*[.AA26]" office:value-type="float" office:value="1.359">
            <text:p>1,3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4" office:value-type="string">
            <text:p>Micro SD, push-push, 8-pin</text:p>
          </table:table-cell>
          <table:table-cell table:style-name="ce14" office:value-type="string">
            <text:p>J1</text:p>
          </table:table-cell>
          <table:table-cell table:style-name="ce16" office:value-type="string">
            <text:p>2358234</text:p>
          </table:table-cell>
          <table:table-cell table:style-name="ce16" office:value-type="string">
            <text:p>503398-1892</text:p>
          </table:table-cell>
          <table:table-cell table:style-name="ce50" office:value-type="float" office:value="1.98">
            <text:p>1,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,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,9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80-1277</text:p>
          </table:table-cell>
          <table:table-cell table:style-name="ce16" office:value-type="string">
            <text:p>503398-1892</text:p>
          </table:table-cell>
          <table:table-cell table:style-name="ce76" office:value-type="float" office:value="2.6">
            <text:p>2,60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MX-503398-1892</text:p>
          </table:table-cell>
          <table:table-cell table:style-name="ce50" office:value-type="float" office:value="0.86">
            <text:p>0,860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>
            <text:p>0,86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86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5" office:value-type="string">
            <text:p>J2</text:p>
          </table:table-cell>
          <table:table-cell table:style-name="ce45" office:value-type="string">
            <text:p>1355761</text:p>
          </table:table-cell>
          <table:table-cell table:style-name="ce48" office:value-type="string">
            <text:p>67803-8020</text:p>
          </table:table-cell>
          <table:table-cell table:style-name="ce51" office:value-type="float" office:value="1.47">
            <text:p>1,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93" office:value-type="string">
            <text:p>67803-8020</text:p>
          </table:table-cell>
          <table:table-cell table:style-name="ce77" office:value-type="float" office:value="1.54">
            <text:p>1,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>
            <text:p>0,59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6" office:value-type="string">
            <text:p>1827980</text:p>
          </table:table-cell>
          <table:table-cell table:style-name="ce16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1289">
            <text:p>0,129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9" table:formula="of:=IF([.B30]&lt;&gt;&quot;&quot;;MIN([.H30];[.K30];[.N30];[.R30];[.U30]);&quot;&quot;)" office:value-type="currency" office:currency="EUR" office:value="1.15">
            <text:p>1,15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6" office:value-type="float" office:value="1713823">
            <text:p>1713823</text:p>
          </table:table-cell>
          <table:table-cell table:style-name="ce16" office:value-type="string">
            <text:p>2N7002-7-F</text:p>
          </table:table-cell>
          <table:table-cell table:style-name="ce50" office:value-type="float" office:value="0.118">
            <text:p>0,11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N7002LT1GOSCT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2N7002LT1G</text:p>
          </table:table-cell>
          <table:table-cell table:style-name="ce76" office:value-type="float" office:value="0.128">
            <text:p>0,12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012</text:p>
          </table:table-cell>
          <table:table-cell table:style-name="ce16" office:value-type="string">
            <text:p>2N7002LT1G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2N7002LT1G</text:p>
          </table:table-cell>
          <table:table-cell table:style-name="ce50" office:value-type="float" office:value="0.0246">
            <text:p>0,025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0246">
            <text:p>0,025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, R3, R4, R6, R7, R8, R14, R15, R16</text:p>
          </table:table-cell>
          <table:table-cell table:style-name="ce45" office:value-type="string">
            <text:p>2861530</text:p>
          </table:table-cell>
          <table:table-cell table:style-name="ce48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93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2]&lt;&gt;&quot;&quot;;&quot;&quot;;[.B32])" office:value-type="float" office:value="9">
            <text:p>9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9" table:formula="of:=IF([.B32]&lt;&gt;&quot;&quot;;MIN([.H32];[.K32];[.N32];[.R32];[.U32]);&quot;&quot;)" office:value-type="currency" office:currency="EUR" office:value="0.0086">
            <text:p>0,009 €</text:p>
          </table:table-cell>
          <table:table-cell table:style-name="ce122" table:formula="of:=[.B32]" office:value-type="float" office:value="9">
            <text:p>9</text:p>
          </table:table-cell>
          <table:table-cell table:style-name="ce140" table:formula="of:=[.Z32]*[.AA32]" office:value-type="float" office:value="0.0774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7</text:p>
          </table:table-cell>
          <table:table-cell table:style-name="ce16" office:value-type="string">
            <text:p>2861899</text:p>
          </table:table-cell>
          <table:table-cell table:style-name="ce16" office:value-type="string">
            <text:p>CRGCQ0805J47R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47.0CCT-ND 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47R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223-0253</text:p>
          </table:table-cell>
          <table:table-cell table:style-name="ce16" office:value-type="string">
            <text:p>CRG0805F47R</text:p>
          </table:table-cell>
          <table:table-cell table:style-name="ce76" office:value-type="float" office:value="0.016">
            <text:p>0,01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65">
            <text:p>0,007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10, R11, R12, R13, R31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6">
            <text:p>6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29" table:formula="of:=IF([.B34]&lt;&gt;&quot;&quot;;MIN([.H34];[.K34];[.N34];[.R34];[.U34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4]*[.AA34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2">
            <text:p>2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6">
            <text:p>0,010 €</text:p>
          </table:table-cell>
          <table:table-cell table:style-name="ce122" table:formula="of:=[.B35]" office:value-type="float" office:value="2">
            <text:p>2</text:p>
          </table:table-cell>
          <table:table-cell table:style-name="ce140" table:formula="of:=[.Z35]*[.AA35]" office:value-type="float" office:value="0.0192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9" table:formula="of:=IF([.B36]&lt;&gt;&quot;&quot;;MIN([.H36];[.K36];[.N36];[.R36];[.U36]);&quot;&quot;)" office:value-type="currency" office:currency="EUR" office:value="0.03096">
            <text:p>0,031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189">
            <text:p>0,019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3, R34, R37, R42</text:p>
          </table:table-cell>
          <table:table-cell table:style-name="ce16" office:value-type="string">
            <text:p>2447669</text:p>
          </table:table-cell>
          <table:table-cell table:style-name="ce16" office:value-type="string">
            <text:p>MCWR08X49R9FTL</text:p>
          </table:table-cell>
          <table:table-cell table:style-name="ce50" office:value-type="float" office:value="0.0093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9.9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9R9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62</text:p>
          </table:table-cell>
          <table:table-cell table:style-name="ce16" office:value-type="string">
            <text:p>CRCW080549R9FKEA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RC0805FR-0749R9</text:p>
          </table:table-cell>
          <table:table-cell table:style-name="ce50" office:value-type="float" office:value="0.03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39]*[.AA39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5, R36, R38, R40, R41, R43, R46, R47, R49</text:p>
          </table:table-cell>
          <table:table-cell table:style-name="ce45" office:value-type="string">
            <text:p>9237534</text:p>
          </table:table-cell>
          <table:table-cell table:style-name="ce48" office:value-type="string">
            <text:p>RC0805FR-072K2L</text:p>
          </table:table-cell>
          <table:table-cell table:style-name="ce51" office:value-type="float" office:value="0.0373">
            <text:p>0,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93" office:value-type="string">
            <text:p>CRCW08052K20FKEA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9">
            <text:p>9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45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F2200T5E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RS">
            <text:p>RS</text:p>
          </table:table-cell>
          <table:table-cell table:style-name="ce129" table:formula="of:=IF([.B41]&lt;&gt;&quot;&quot;;MIN([.H41];[.K41];[.N41];[.R41];[.U41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8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157">
            <text:p>0,016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, R9</text:p>
          </table:table-cell>
          <table:table-cell table:style-name="ce16" office:value-type="float" office:value="1099800">
            <text:p>1099800</text:p>
          </table:table-cell>
          <table:table-cell table:style-name="ce16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6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5" office:value-type="string">
            <text:p>1770128</text:p>
          </table:table-cell>
          <table:table-cell table:style-name="ce48" office:value-type="string">
            <text:p>CAY16-330J4LF</text:p>
          </table:table-cell>
          <table:table-cell table:style-name="ce51" office:value-type="float" office:value="0.0688">
            <text:p>0,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93" office:value-type="string">
            <text:p>CAY16-330J4LF</text:p>
          </table:table-cell>
          <table:table-cell table:style-name="ce77" office:value-type="float" office:value="0.004">
            <text:p>0,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,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04">
            <text:p>0,004 €</text:p>
          </table:table-cell>
          <table:table-cell table:style-name="ce122" table:formula="of:=[.B44]" office:value-type="float" office:value="4">
            <text:p>4</text:p>
          </table:table-cell>
          <table:table-cell table:style-name="ce140" table:formula="of:=[.Z44]*[.AA44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I-1223-TWT-3V-2-R or LD-BZEN 0903</text:p>
          </table:table-cell>
          <table:table-cell table:style-name="ce24" office:value-type="string">
            <text:p><text:span text:style-name="T1">THT</text:span>; buzzer Ø9 or Ø12 mm</text:p>
          </table:table-cell>
          <table:table-cell table:style-name="ce14" office:value-type="string">
            <text:p>SP1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668-1456-ND</text:p>
          </table:table-cell>
          <table:table-cell table:style-name="ce76" office:value-type="float" office:value="1.19">
            <text:p>1,1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65-AI1223TWT3V2R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D-BZEN-0903</text:p>
          </table:table-cell>
          <table:table-cell table:style-name="ce50" office:value-type="float" office:value="0.4976">
            <text:p>0,498</text:p>
          </table:table-cell>
          <table:table-cell table:style-name="ce83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83" table:formula="of:=IF([.W45]&lt;&gt;&quot;&quot;;&quot;&quot;;[.B45])">
            <text:p/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4976">
            <text:p>0,498 €</text:p>
          </table:table-cell>
          <table:table-cell table:style-name="ce122" table:formula="of:=[.B45]" office:value-type="float" office:value="1">
            <text:p>1</text:p>
          </table:table-cell>
          <table:table-cell table:style-name="ce140" table:formula="of:=[.Z45]*[.AA45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5" office:value-type="string">
            <text:p>SW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6]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1.22">
            <text:p>1,220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<text:span text:style-name="T1">THT</text:span>; tactile switch, without cap</text:p>
          </table:table-cell>
          <table:table-cell table:style-name="ce14" office:value-type="string">
            <text:p>SW2</text:p>
          </table:table-cell>
          <table:table-cell table:style-name="ce16" office:value-type="string">
            <text:p>2830627</text:p>
          </table:table-cell>
          <table:table-cell table:style-name="ce16" office:value-type="string">
            <text:p>TL1100CF160Q</text:p>
          </table:table-cell>
          <table:table-cell table:style-name="ce50" office:value-type="float" office:value="0.474">
            <text:p>0,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,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,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Digikey">
            <text:p>Digikey</text:p>
          </table:table-cell>
          <table:table-cell table:style-name="ce129" table:formula="of:=IF([.B47]&lt;&gt;&quot;&quot;;MIN([.H47];[.K47];[.N47];[.R47];[.U47]);&quot;&quot;)" office:value-type="currency" office:currency="EUR" office:value="0.38">
            <text:p>0,38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20R0</text:p>
          </table:table-cell>
          <table:table-cell table:style-name="ce25" office:value-type="string">
            <text:p><text:span text:style-name="T1">THT</text:span>; 40-pin socket; female; angled 90°</text:p>
          </table:table-cell>
          <table:table-cell table:style-name="ce15" office:value-type="string">
            <text:p>X1</text:p>
          </table:table-cell>
          <table:table-cell table:style-name="ce45" office:value-type="string">
            <text:p>1805895</text:p>
          </table:table-cell>
          <table:table-cell table:style-name="ce48" office:value-type="string">
            <text:p>SSW-120-02-T-D-RA</text:p>
          </table:table-cell>
          <table:table-cell table:style-name="ce51" office:value-type="float" office:value="4.9199">
            <text:p>4,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,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93" office:value-type="string">
            <text:p><text:s/>SSW-120-02-F-D-RA</text:p>
          </table:table-cell>
          <table:table-cell table:style-name="ce77" office:value-type="float" office:value="4.32">
            <text:p>4,32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24-2*20R0</text:p>
          </table:table-cell>
          <table:table-cell table:style-name="ce51" office:value-type="float" office:value="0.6804">
            <text:p>0,680</text:p>
          </table:table-cell>
          <table:table-cell table:style-name="ce84" office:value-type="float" office:value="1">
            <text:p>1</text:p>
          </table:table-cell>
          <table:table-cell table:style-name="ce111" table:formula="of:=[.B48]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6804">
            <text:p>0,6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6" office:value-type="string">
            <text:p>DS1013-16SSIB1</text:p>
          </table:table-cell>
          <table:table-cell table:style-name="ce26" office:value-type="string">
            <text:p><text:span text:style-name="T1">THT</text:span>; 16-pin IDC socket; male</text:p>
          </table:table-cell>
          <table:table-cell table:style-name="ce14" office:value-type="string">
            <text:p>X2</text:p>
          </table:table-cell>
          <table:table-cell table:style-name="ce16" office:value-type="string">
            <text:p>2843530</text:p>
          </table:table-cell>
          <table:table-cell table:style-name="ce16" office:value-type="string">
            <text:p>MC-254-16-00-ST-DIP</text:p>
          </table:table-cell>
          <table:table-cell table:style-name="ce50" office:value-type="float" office:value="0.22">
            <text:p>0,2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D10523-ND</text:p>
          </table:table-cell>
          <table:table-cell table:style-name="ce76" office:value-type="float" office:value="0.35">
            <text:p>0,3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71-8357</text:p>
          </table:table-cell>
          <table:table-cell table:style-name="ce16" office:value-type="string">
            <text:p>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DS1013-16SSIB1</text:p>
          </table:table-cell>
          <table:table-cell table:style-name="ce50" office:value-type="float" office:value="0.13032">
            <text:p>0,130</text:p>
          </table:table-cell>
          <table:table-cell table:style-name="ce83" office:value-type="float" office:value="5">
            <text:p>5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13032">
            <text:p>0,13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844249</text:p>
          </table:table-cell>
          <table:table-cell table:style-name="ce25" office:value-type="string">
            <text:p><text:span text:style-name="T1">THT</text:span>; Pluggable Terminal Blocks; 3.5mm; 5-pin</text:p>
          </table:table-cell>
          <table:table-cell table:style-name="ce15" office:value-type="string">
            <text:p>X3</text:p>
          </table:table-cell>
          <table:table-cell table:style-name="ce45" office:value-type="string">
            <text:p>2493680</text:p>
          </table:table-cell>
          <table:table-cell table:style-name="ce48" office:value-type="string">
            <text:p>CTB932HD/5</text:p>
          </table:table-cell>
          <table:table-cell table:style-name="ce51" office:value-type="float" office:value="0.373">
            <text:p>0,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,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,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93" office:value-type="string">
            <text:p>691322110005</text:p>
          </table:table-cell>
          <table:table-cell table:style-name="ce77" office:value-type="float" office:value="0.96">
            <text:p>0,96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9" table:formula="of:=IF([.B50]&lt;&gt;&quot;&quot;;MIN([.H50];[.K50];[.N50];[.R50];[.U50]);&quot;&quot;)" office:value-type="currency" office:currency="EUR" office:value="0.373">
            <text:p>0,373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</text:p>
          </table:table-cell>
          <table:table-cell table:style-name="ce24" office:value-type="string">
            <text:p><text:span text:style-name="T1">THT</text:span>; RJ45 socket with magnetics and LEDs; shielded</text:p>
          </table:table-cell>
          <table:table-cell table:style-name="ce14" office:value-type="string">
            <text:p>X5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Non-Stocked, Call for Quote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MJTAB881243M-L</text:p>
          </table:table-cell>
          <table:table-cell table:style-name="ce50" office:value-type="float" office:value="1.89">
            <text:p>1,890</text:p>
          </table:table-cell>
          <table:table-cell table:style-name="ce83" office:value-type="float" office:value="1">
            <text:p>1</text:p>
          </table:table-cell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1.89">
            <text:p>1,89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5" office:value-type="string">
            <text:p>2832034</text:p>
          </table:table-cell>
          <table:table-cell table:style-name="ce48" office:value-type="string">
            <text:p>LFXTAL033342</text:p>
          </table:table-cell>
          <table:table-cell table:style-name="ce51" office:value-type="float" office:value="0.227">
            <text:p>0,22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536-1-ND</text:p>
          </table:table-cell>
          <table:table-cell table:style-name="ce77" office:value-type="float" office:value="0.36">
            <text:p>0,3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5-ABLS-25.0M-F-T</text:p>
          </table:table-cell>
          <table:table-cell table:style-name="ce77" office:value-type="float" office:value="0.298">
            <text:p>0,29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478-9628</text:p>
          </table:table-cell>
          <table:table-cell table:style-name="ce93" office:value-type="string">
            <text:p><text:s/>LFXTAL010595</text:p>
          </table:table-cell>
          <table:table-cell table:style-name="ce77" office:value-type="float" office:value="0.764">
            <text:p>0,764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25.00M-SMDHC49R</text:p>
          </table:table-cell>
          <table:table-cell table:style-name="ce51" office:value-type="float" office:value="0.443">
            <text:p>0,443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2]&lt;&gt;&quot;&quot;;&quot;&quot;;[.B52])" office:value-type="float" office:value="1">
            <text:p>1</text:p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9" table:formula="of:=IF([.B52]&lt;&gt;&quot;&quot;;MIN([.H52];[.K52];[.N52];[.R52];[.U52]);&quot;&quot;)" office:value-type="currency" office:currency="EUR" office:value="0.227">
            <text:p>0,227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227">
            <text:p>0,22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4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6" office:value-type="string">
            <text:p>1652572</text:p>
          </table:table-cell>
          <table:table-cell table:style-name="ce16" office:value-type="string">
            <text:p>XTAL016178-85SMX</text:p>
          </table:table-cell>
          <table:table-cell table:style-name="ce50" office:value-type="float" office:value="0.44">
            <text:p>0,4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021-1-ND</text:p>
          </table:table-cell>
          <table:table-cell table:style-name="ce76" office:value-type="float" office:value="0.52">
            <text:p>0,5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449-LFXTAL016178REEL</text:p>
          </table:table-cell>
          <table:table-cell table:style-name="ce76" office:value-type="float" office:value="0.393">
            <text:p>0,393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48-4350</text:p>
          </table:table-cell>
          <table:table-cell table:style-name="ce16" office:value-type="string">
            <text:p><text:s/>LFXTAL016178</text:p>
          </table:table-cell>
          <table:table-cell table:style-name="ce76" office:value-type="float" office:value="0.252">
            <text:p>0,252</text:p>
          </table:table-cell>
          <table:table-cell table:style-name="ce83" office:value-type="float" office:value="20">
            <text:p>20</text:p>
          </table:table-cell>
          <table:table-cell table:style-name="ce102" office:value-type="string">
            <text:p>32.768K-85SMXR</text:p>
          </table:table-cell>
          <table:table-cell table:style-name="ce50" office:value-type="float" office:value="0.56922">
            <text:p>0,569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9" table:formula="of:=IF([.B53]&lt;&gt;&quot;&quot;;MIN([.H53];[.K53];[.N53];[.R53];[.U53]);&quot;&quot;)" office:value-type="currency" office:currency="EUR" office:value="0.252">
            <text:p>0,252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252">
            <text:p>0,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02">
            <text:p>0,020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02">
            <text:p>0,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 table:formula="of:=SUM([.W3:.W54])" office:value-type="float" office:value="8">
            <text:p>8</text:p>
          </table:table-cell>
          <table:table-cell table:style-name="ce116" table:formula="of:=SUM([.X3:.X54])" office:value-type="float" office:value="126">
            <text:p>126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4])" office:value-type="currency" office:currency="EUR" office:value="35.06968">
            <text:p>35,07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6" office:value-type="string">
            <text:p>2289776</text:p>
          </table:table-cell>
          <table:table-cell table:style-name="ce16" office:value-type="string">
            <text:p>M22-2510205</text:p>
          </table:table-cell>
          <table:table-cell table:style-name="ce50" office:value-type="float" office:value="0.0955">
            <text:p>0,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,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6" office:value-type="string">
            <text:p>M22-2010205</text:p>
          </table:table-cell>
          <table:table-cell table:style-name="ce76" office:value-type="float" office:value="0.215">
            <text:p>0,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,012</text:p>
          </table:table-cell>
          <table:table-cell table:style-name="ce83" office:value-type="float" office:value="50">
            <text:p>50</text:p>
          </table:table-cell>
          <table:table-cell table:style-name="ce110" table:formula="of:=[.B58]" office:value-type="float" office:value="1">
            <text:p>1</text:p>
          </table:table-cell>
          <table:table-cell table:style-name="ce83" table:formula="of:=IF([.W58]&lt;&gt;&quot;&quot;;&quot;&quot;;[.B58])">
            <text:p/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0118">
            <text:p>0,012 €</text:p>
          </table:table-cell>
          <table:table-cell table:style-name="ce122" table:formula="of:=[.B58]" office:value-type="float" office:value="1">
            <text:p>1</text:p>
          </table:table-cell>
          <table:table-cell table:style-name="ce140" table:formula="of:=[.Z58]*[.AA58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49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59]&lt;&gt;&quot;&quot;;&quot;&quot;;[.B59])" office:value-type="float" office:value="2">
            <text:p>2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2954">
            <text:p>0,030 €</text:p>
          </table:table-cell>
          <table:table-cell table:style-name="ce122" table:formula="of:=[.B59]" office:value-type="float" office:value="2">
            <text:p>2</text:p>
          </table:table-cell>
          <table:table-cell table:style-name="ce140" table:formula="of:=[.Z59]*[.AA59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3, C67</text:p>
          </table:table-cell>
          <table:table-cell table:style-name="ce16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6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9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3, C36, C52, C55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1]&lt;&gt;&quot;&quot;;&quot;&quot;;[.B61])" office:value-type="float" office:value="4">
            <text:p>4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RS">
            <text:p>RS</text:p>
          </table:table-cell>
          <table:table-cell table:style-name="ce129" table:formula="of:=IF([.B61]&lt;&gt;&quot;&quot;;MIN([.H61];[.K61];[.N61];[.R61];[.U61]);&quot;&quot;)" office:value-type="currency" office:currency="EUR" office:value="0.035">
            <text:p>0,035 €</text:p>
          </table:table-cell>
          <table:table-cell table:style-name="ce122" table:formula="of:=[.B61]" office:value-type="float" office:value="4">
            <text:p>4</text:p>
          </table:table-cell>
          <table:table-cell table:style-name="ce140" table:formula="of:=[.Z61]*[.AA61]" office:value-type="float" office:value="0.14">
            <text:p>0,14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4, IC10, IC12, IC14</text:p>
          </table:table-cell>
          <table:table-cell table:style-name="ce16" office:value-type="string">
            <text:p>1611469</text:p>
          </table:table-cell>
          <table:table-cell table:style-name="ce16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6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2]&lt;&gt;&quot;&quot;;&quot;&quot;;[.B62])" office:value-type="float" office:value="4">
            <text:p>4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2]*[.AA62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3]&lt;&gt;&quot;&quot;;&quot;&quot;;[.B63])" office:value-type="float" office:value="1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22" table:formula="of:=[.B63]" office:value-type="float" office:value="1">
            <text:p>1</text:p>
          </table:table-cell>
          <table:table-cell table:style-name="ce140" table:formula="of:=[.Z63]*[.AA63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.0189">
            <text:p>0,019 €</text:p>
          </table:table-cell>
          <table:table-cell table:style-name="ce122" table:formula="of:=[.B64]" office:value-type="float" office:value="2">
            <text:p>2</text:p>
          </table:table-cell>
          <table:table-cell table:style-name="ce140" table:formula="of:=[.Z64]*[.AA64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3, R27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5]*[.AA6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>
            <text:p>0,019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8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>
            <text:p>0,010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6" office:value-type="string">
            <text:p>2062217</text:p>
          </table:table-cell>
          <table:table-cell table:style-name="ce16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6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6" office:value-type="string">
            <text:p>1462922</text:p>
          </table:table-cell>
          <table:table-cell table:style-name="ce16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6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2]" office:value-type="float" office:value="1">
            <text:p>1</text:p>
          </table:table-cell>
          <table:table-cell table:style-name="ce83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>
            <text:p>0,124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1241">
            <text:p>0,124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45">
            <text:p>0,145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2.09">
            <text:p>2,090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2.09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7148">
            <text:p>0,715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7148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,271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4" office:value-type="string">
            <text:p>4 GB or 8 GB without adapter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SQF-MSDM1-4G-21C-ND</text:p>
          </table:table-cell>
          <table:table-cell table:style-name="ce76" office:value-type="float" office:value="8.56">
            <text:p>8,5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9-32328 </text:p>
          </table:table-cell>
          <table:table-cell table:style-name="ce76" office:value-type="float" office:value="6.98">
            <text:p>6,9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24-1042</text:p>
          </table:table-cell>
          <table:table-cell table:style-name="ce16" office:value-type="string">
            <text:p>MS-C6-8G</text:p>
          </table:table-cell>
          <table:table-cell table:style-name="ce76" office:value-type="float" office:value="12.35">
            <text:p>12,35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M400-0080R11</text:p>
          </table:table-cell>
          <table:table-cell table:style-name="ce50" office:value-type="float" office:value="3.81">
            <text:p>3,81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3.81">
            <text:p>3,81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3.81">
            <text:p>3,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5" office:value-type="string">
            <text:p>Battery; lithium; 3V; Ø20x2.5mm</text:p>
          </table:table-cell>
          <table:table-cell table:style-name="ce15"/>
          <table:table-cell table:style-name="ce45" office:value-type="string">
            <text:p>1823475</text:p>
          </table:table-cell>
          <table:table-cell table:style-name="ce15" office:value-type="string">
            <text:p>CR 2025 MFR (1BL) </text:p>
          </table:table-cell>
          <table:table-cell table:style-name="ce51" office:value-type="float" office:value="1.71">
            <text:p>1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08-1384-ND</text:p>
          </table:table-cell>
          <table:table-cell table:style-name="ce77" office:value-type="float" office:value="0.23">
            <text:p>0,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457-4741</text:p>
          </table:table-cell>
          <table:table-cell table:style-name="ce93" office:value-type="string">
            <text:p>CR-2025/BN</text:p>
          </table:table-cell>
          <table:table-cell table:style-name="ce77" office:value-type="float" office:value="1.74">
            <text:p>1,740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BAT-CR2025/RE-B</text:p>
          </table:table-cell>
          <table:table-cell table:style-name="ce51" office:value-type="float" office:value="0.58">
            <text:p>0,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Digikey">
            <text:p>Digikey</text:p>
          </table:table-cell>
          <table:table-cell table:style-name="ce129" table:formula="of:=IF([.B82]&lt;&gt;&quot;&quot;;MIN([.H82];[.K82];[.N82];[.R82];[.U82]);&quot;&quot;)" office:value-type="currency" office:currency="EUR" office:value="0.23">
            <text:p>0,230 €</text:p>
          </table:table-cell>
          <table:table-cell table:style-name="ce122" table:formula="of:=[.B82]" office:value-type="float" office:value="1">
            <text:p>1</text:p>
          </table:table-cell>
          <table:table-cell table:style-name="ce140" table:formula="of:=[.Z82]*[.AA82]" office:value-type="float" office:value="0.23">
            <text:p>0,23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2])" office:value-type="currency" office:currency="EUR" office:value="21.961">
            <text:p>21,96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6" office:value-type="string">
            <text:p>PCB 4-layer 139 x 70 mm</text:p>
          </table:table-cell>
          <table:table-cell table:style-name="ce26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6]*[.AA86]" office:value-type="float" office:value="12.8">
            <text:p>12,8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6:.AB86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7" table:number-columns-repeated="2"/>
          <table:table-cell table:style-name="ce17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5]+[.AB83]+[.AB87]" office:value-type="currency" office:currency="EUR" office:value="69.83068">
            <text:p>69,83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7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4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2:'EEZ PSU consolidated BOM'.AMJ43" table:contains-header="false">
          <table:sort>
            <table:sort-by table:field-number="4" table:data-type="automatic"/>
          </table:sort>
        </table:database-range>
        <table:database-range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4.08.2019</text:date>, <text:time>15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5, 2019-08-0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04T15:43:04</dc:date>
    <meta:editing-cycles>2794</meta:editing-cycles>
    <meta:editing-duration>P15DT9H14M27S</meta:editing-duration>
    <meta:generator>OpenOffice/4.1.6$Unix OpenOffice.org_project/416m1$Build-9790</meta:generator>
    <meta:document-statistic meta:table-count="1" meta:cell-count="20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